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C00000208365A477F571664F9.png" manifest:media-type="image/png"/>
  <manifest:file-entry manifest:full-path="Pictures/100010580000879200001508D21A14F0A9096EB5.svg" manifest:media-type="image/svg+xml"/>
  <manifest:file-entry manifest:full-path="Pictures/100000000000030D0000022B316D4F543D3078AF.jpg" manifest:media-type="image/jpeg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NEURAL ARCHITECTURE SEARCH WITH REINFORCEMENT LEARNING</text:span>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CLR 2017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r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類神經構圖</text:p>
          </draw:text-box>
        </draw:frame>
        <draw:frame draw:style-name="gr2" draw:text-style-name="P2" draw:layer="layout" svg:width="16.844cm" svg:height="11.969cm" svg:x="0.156cm" svg:y="3.599cm">
          <draw:image xlink:href="Pictures/100000000000030D0000022B316D4F543D3078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BSTRAC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96.35</text:p>
              </text:list-item>
              <text:list-item>
                <text:p>RNN用reinforcement learning調參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IFAR-10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3" draw:text-style-name="P3" draw:layer="layout" svg:width="27.999cm" svg:height="11.13cm" svg:x="0.001cm" svg:y="3.47cm">
          <draw:image xlink:href="Pictures/100002010000051C00000208365A477F571664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20:00:33.807059721</meta:creation-date>
    <meta:editing-duration>PT33M41S</meta:editing-duration>
    <meta:editing-cycles>7</meta:editing-cycles>
    <meta:generator>LibreOffice/6.0.3.2$Linux_X86_64 LibreOffice_project/00m0$Build-2</meta:generator>
    <dc:title>Bright Blue</dc:title>
    <dc:date>2018-05-16T20:44:29.112036137</dc:date>
    <meta:document-statistic meta:object-count="43"/>
  </office:meta>
</office:document-meta>
</file>